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Policepardéfaut" style:family="text">
      <style:text-properties fo:font-size="18pt" style:font-size-asian="18pt" style:font-size-complex="18pt"/>
    </style:style>
    <style:style style:name="T4" style:parent-style-name="Policepardéfaut" style:family="text">
      <style:text-properties fo:font-style="italic" style:font-style-asian="italic" style:font-style-complex="italic" fo:font-size="18pt" style:font-size-asian="18pt" style:font-size-complex="18pt"/>
    </style:style>
    <style:style style:name="P5" style:parent-style-name="Standard" style:family="paragraph">
      <style:paragraph-properties fo:text-align="justify"/>
      <style:text-properties fo:font-size="18pt" style:font-size-asian="18pt" style:font-size-complex="18pt"/>
    </style:style>
    <style:style style:name="P6" style:parent-style-name="Titre3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Titre3" style:family="paragraph">
      <style:paragraph-properties fo:text-align="justify"/>
    </style:style>
    <style:style style:name="P14" style:parent-style-name="Titre3" style:family="paragraph">
      <style:paragraph-properties fo:text-align="justify"/>
      <style:text-properties fo:font-weight="normal" style:font-weight-asian="normal" style:font-weight-complex="normal" fo:font-size="12pt" style:font-size-asian="12pt" style:font-size-complex="12pt"/>
    </style:style>
    <style:style style:name="P15" style:parent-style-name="Standard" style:family="paragraph">
      <style:paragraph-properties fo:text-align="justify"/>
      <style:text-properties fo:color="#B2B2B2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T20" style:parent-style-name="Policepardéfaut" style:family="text">
      <style:text-properties fo:font-style="italic" style:font-style-asian="italic" style:font-style-complex="italic"/>
    </style:style>
    <style:style style:name="P21" style:parent-style-name="Titre3" style:family="paragraph">
      <style:paragraph-properties fo:text-align="justify"/>
    </style:style>
    <style:style style:name="P22" style:parent-style-name="Titre3" style:family="paragraph">
      <style:paragraph-properties fo:text-align="justify"/>
      <style:text-properties fo:font-weight="normal" style:font-weight-asian="normal" style:font-weight-complex="normal" fo:font-size="12pt" style:font-size-asian="12pt" style:font-size-complex="12pt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T25" style:parent-style-name="Policepardéfaut" style:family="text">
      <style:text-properties fo:language="en" fo:country="US"/>
    </style:style>
    <style:style style:name="P26" style:parent-style-name="Standard" style:family="paragraph">
      <style:paragraph-properties fo:text-align="justify"/>
      <style:text-properties fo:language="en" fo:country="US"/>
    </style:style>
    <style:style style:name="P27" style:parent-style-name="Standard" style:family="paragraph">
      <style:paragraph-properties fo:text-align="justify"/>
      <style:text-properties fo:language="en" fo:country="US"/>
    </style:style>
    <style:style style:name="P28" style:parent-style-name="Standard" style:family="paragraph">
      <style:paragraph-properties fo:text-align="justify" fo:margin-left="0.5in">
        <style:tab-stops/>
      </style:paragraph-properties>
      <style:text-properties fo:language="en" fo:country="US"/>
    </style:style>
    <style:style style:name="P29" style:parent-style-name="Standard" style:family="paragraph">
      <style:paragraph-properties fo:text-align="justify"/>
      <style:text-properties fo:language="en" fo:country="US"/>
    </style:style>
    <style:style style:name="P30" style:parent-style-name="Standard" style:family="paragraph">
      <style:paragraph-properties fo:text-align="justify"/>
      <style:text-properties fo:language="en" fo:country="US"/>
    </style:style>
    <style:style style:name="P31" style:parent-style-name="Standard" style:family="paragraph">
      <style:paragraph-properties fo:text-align="justify"/>
    </style:style>
    <style:style style:name="T32" style:parent-style-name="Policepardéfaut" style:family="text">
      <style:text-properties fo:language="en" fo:country="US"/>
    </style:style>
    <style:style style:name="T33" style:parent-style-name="Policepardéfaut" style:family="text">
      <style:text-properties fo:language="en" fo:country="US"/>
    </style:style>
    <style:style style:name="T34" style:parent-style-name="Policepardéfaut" style:family="text">
      <style:text-properties fo:language="en" fo:country="US"/>
    </style:style>
    <style:style style:name="T35" style:parent-style-name="Policepardéfaut" style:family="text">
      <style:text-properties fo:language="en" fo:country="US"/>
    </style:style>
    <style:style style:name="T36" style:parent-style-name="Policepardéfaut" style:family="text">
      <style:text-properties fo:language="en" fo:country="US"/>
    </style:style>
    <style:style style:name="T37" style:parent-style-name="Policepardéfaut" style:family="text">
      <style:text-properties fo:language="en" fo:country="US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fo:language="en" fo:country="US"/>
    </style:style>
    <style:style style:name="T40" style:parent-style-name="Policepardéfaut" style:family="text">
      <style:text-properties fo:language="en" fo:country="US"/>
    </style:style>
    <style:style style:name="T41" style:parent-style-name="Policepardéfaut" style:family="text">
      <style:text-properties fo:language="en" fo:country="US"/>
    </style:style>
    <style:style style:name="T42" style:parent-style-name="Policepardéfaut" style:family="text">
      <style:text-properties fo:language="en" fo:country="US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Titre3" style:family="paragraph">
      <style:paragraph-properties fo:text-align="justify"/>
    </style:style>
    <style:style style:name="T46" style:parent-style-name="Policepardéfaut" style:family="text">
      <style:text-properties fo:color="#000000"/>
    </style:style>
    <style:style style:name="T47" style:parent-style-name="Policepardéfaut" style:family="text">
      <style:text-properties fo:color="#000000"/>
    </style:style>
    <style:style style:name="P48" style:parent-style-name="Textbody" style:family="paragraph">
      <style:paragraph-properties fo:text-align="justify"/>
    </style:style>
  </office:automatic-styles>
  <office:body>
    <office:text text:use-soft-page-breaks="true">
      <text:p text:style-name="P1">TP-3 deliverable</text:p>
      <text:p text:style-name="P2"><text:span text:style-name="T3">Student members:<text:s/></text:span><text:span text:style-name="T4">DAI Leslie, GILLARD Antonino</text:span></text:p>
      <text:p text:style-name="P5"/>
      <text:h text:style-name="P6" text:outline-level="3">1. Purpose of the ROS package</text:h>
      <text:p text:style-name="P7">The provided ROS package allows a robot to approximate the intersection of 3 distinct planes colored red, green and blue.</text:p>
      <text:p text:style-name="P8"/>
      <text:p text:style-name="P9">To do so, we collect a certain number of points from the robot camera. We then sort each point<text:s/>by their color in the following categories: red, green or blue.<text:s/>Each collection of points is then approximated to a plane using the Least Square method. If all planes are approximately orthogonal to one another, we can then determine a single intersection between all 3 planes<text:s/>by solving a simple linear system.</text:p>
      <text:p text:style-name="P10"/>
      <text:p text:style-name="P11">We then pack the values in the required format for topic publishing so that other programs may use it. For visualization purposes, we will use rviz.</text:p>
      <text:p text:style-name="P12"/>
      <text:h text:style-name="P13" text:outline-level="3">2. Starting the ROS package</text:h>
      <text:h text:style-name="P14" text:outline-level="3">2.1 With default parameters</text:h>
      <text:p text:style-name="P15">How to start the ROS package with default parameters using rosrun</text:p>
      <text:p text:style-name="P16"/>
      <text:p text:style-name="P17">rosrun tp3_ros_package 6dof-estimation-partial.py</text:p>
      <text:p text:style-name="P18"/>
      <text:p text:style-name="P19">In case the command is not working, please check that it is in the scripts folder and that all users can execute the python file (for more information, please enter<text:s/><text:span text:style-name="T20">man chown</text:span><text:s/>in a terminal)</text:p>
      <text:h text:style-name="P21" text:outline-level="3">3 Using the ROS package</text:h>
      <text:h text:style-name="P22" text:outline-level="3">3.1 with default parameters</text:h>
      <text:p text:style-name="P23">After executing the previous command, the user can see, in the same terminal where the command is running, the following messages<text:s/>according to the situation:<text:s/></text:p>
      <text:list text:style-name="LFO1" text:continue-numbering="true">
        <text:list-item>
          <text:p text:style-name="P24">“<text:span text:style-name="T25">Not enough points to compute intersection</text:span>”</text:p>
        </text:list-item>
        <text:list-item>
          <text:p text:style-name="P26">“Computed planes are not orthogonal to one another”</text:p>
        </text:list-item>
        <text:list-item>
          <text:p text:style-name="P27">“Sent message“</text:p>
        </text:list-item>
      </text:list>
      <text:p text:style-name="P28"/>
      <text:p text:style-name="P29">Of course, only the last message is not an error message and indicates that the intersection has been computed.</text:p>
      <text:p text:style-name="P30"/>
      <text:p text:style-name="P31"><text:span text:style-name="T32">In case the intersection is computed, the data (translation and rotation part) is sent to the<text:s/></text:span><text:span text:style-name="T33">corner_6dof_pose</text:span><text:span text:style-name="T34"><text:s/></text:span><text:span text:style-name="T35">topic</text:span><text:span text:style-name="T36"><text:s/>which can be visualized in rviz<text:s/></text:span><text:span text:style-name="T37">with the<text:s/></text:span><text:span text:style-name="T38">rviz config<text:s/></text:span><text:span text:style-name="T39">file tp-3.rviz</text:span><text:span text:style-name="T40">, located</text:span><text:span text:style-name="T41"><text:s/>in the ressources folder</text:span><text:span text:style-name="T42">.</text:span></text:p>
      <text:p text:style-name="P43"/>
      <text:p text:style-name="P44">To check that the corner is well defined, please move the robot to a place such that the camera only sees the red and blue cubes with the green floor. The corner should be at the intersection between these three elements.</text:p>
      <text:soft-page-break/>
      <text:h text:style-name="P45" text:outline-level="3"><text:span text:style-name="T46">4</text:span><text:span text:style-name="T47"><text:s/>Other</text:span></text:h>
      <text:p text:style-name="P48">In the ressources folder, you can find a video file showing normal behaviour of the program. One<text:s/>should<text:s/>notice that there are some latency issues regarding the output of the intersection.<text:s/>Indeed, sometimes, the terminal may show “Sent message”<text:s/>in a context where it should not. However, if you wait a bit, you should see the correct error message even though one hasn’t moved the camer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FootnoteSymbol" style:display-name="Footnote Symbol" style:family="text"/>
    <style:style style:name="EndnoteSymbol" style:display-name="End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Liberation Serif" style:font-name-asian="Noto Sans CJK SC Regular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ntonino GILLARD</dc:creator>
    <meta:creation-date>2019-07-25T16:05:00Z</meta:creation-date>
    <dc:date>2025-03-16T22:48:00Z</dc:date>
    <meta:template xlink:href="Normal.dotm" xlink:type="simple"/>
    <meta:editing-cycles>16</meta:editing-cycles>
    <meta:editing-duration>PT8400S</meta:editing-duration>
    <meta:document-statistic meta:page-count="2" meta:paragraph-count="4" meta:word-count="371" meta:character-count="2410" meta:row-count="17" meta:non-whitespace-character-count="2043"/>
  </office:meta>
</office:document-meta>
</file>